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Star2Wheel</text:p>
          </table:table-cell>
          <table:covered-table-cell/>
          <table:table-cell table:style-name="ce2" office:value-type="string" calcext:value-type="string" table:number-columns-spanned="2" table:number-rows-spanned="1">
            <text:p>Sourcecode2Controlflow</text:p>
          </table:table-cell>
          <table:covered-table-cell/>
          <table:table-cell table:style-name="ce2" office:value-type="string" calcext:value-type="string" table:number-columns-spanned="2" table:number-rows-spanned="1">
            <text:p>BTree2XBTree</text:p>
          </table:table-cell>
          <table:covered-table-cell/>
          <table:table-cell table:style-name="ce2" office:value-type="string" calcext:value-type="string" table:number-columns-spanned="2" table:number-rows-spanned="1">
            <text:p>Class2Database</text:p>
          </table:table-cell>
          <table:covered-table-cell/>
          <table:table-cell table:style-name="ce2" office:value-type="string" calcext:value-type="string" table:number-columns-spanned="2" table:number-rows-spanned="1">
            <text:p>Statemachine2Petrinet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4:.B50])" office:value-type="float" office:value="215" calcext:value-type="float">
            <text:p>215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SUM([.D4:.D50])" office:value-type="float" office:value="1061" calcext:value-type="float">
            <text:p>1061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formula="of:=SUM([.F4:.F50])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SUM([.H4:.H50])" office:value-type="float" office:value="98" calcext:value-type="float">
            <text:p>98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.00.0000</text:date>, <text:time style:data-style-name="N2" text:time-value="13:04:10.9491019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0:13:35.310964158</meta:creation-date>
    <dc:date>2018-09-30T15:24:29.897946235</dc:date>
    <meta:editing-duration>PT4H35M39S</meta:editing-duration>
    <meta:editing-cycles>10</meta:editing-cycles>
    <meta:generator>LibreOffice/5.1.6.2$Linux_X86_64 LibreOffice_project/10m0$Build-2</meta:generator>
    <meta:document-statistic meta:table-count="1" meta:cell-count="86" meta:object-count="0"/>
  </office:meta>
</office:document-meta>
</file>